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90000001F928F32E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.507cm" svg:height="0.819cm" svg:x="0cm" svg:y="0cm">
          <draw:image xlink:href="Pictures/10000001000000390000001F928F32EB.png" xlink:type="simple" xlink:show="embed" xlink:actuate="onLoad" draw:mime-type="image/png">
            <text:p/>
          </draw:image>
        </draw:frame>
        <draw:frame draw:style-name="gr1" draw:text-style-name="P1" draw:layer="layout" svg:width="29.441cm" svg:height="16cm" svg:x="-0.75cm" svg:y="-1cm">
          <draw:image xlink:href="Pictures/10000001000000390000001F928F32E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1cm" fo:margin-right="1cm" fo:page-width="25.7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0:44:44.764504265</meta:creation-date>
    <dc:date>2024-10-30T00:47:43.693294190</dc:date>
    <meta:editing-duration>PT3M</meta:editing-duration>
    <meta:editing-cycles>1</meta:editing-cycles>
    <meta:document-statistic meta:object-count="2"/>
    <meta:generator>LibreOffice/24.2.6.2$Linux_X86_64 LibreOffice_project/420$Build-2</meta:generator>
  </office:meta>
</office:document-meta>
</file>